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e: Jhayson de Brito Jale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9:09:23.749832803</meta:creation-date>
    <dc:date>2022-03-28T09:09:47.247104565</dc:date>
    <meta:editing-duration>PT24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6.4.7.2$Linux_X86_64 LibreOffice_project/40$Build-2</meta:generator>
  </office:meta>
</office:document-meta>
</file>